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adornments="Regular"/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margin-left="0.635cm" fo:margin-right="0cm" fo:text-align="center" fo:text-indent="-0.635cm"/>
    </style:style>
    <style:style style:name="P2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.635cm" fo:margin-right="0cm" fo:text-align="center" fo:text-indent="-0.635cm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6pt" fo:text-shadow="none" style:font-size-asian="26pt" style:font-size-complex="26pt"/>
    </style:style>
    <style:style style:name="T3" style:family="text">
      <style:text-properties fo:color="#000000" style:font-name="Segoe UI Semibold" fo:font-size="20pt" fo:font-style="italic" fo:text-shadow="none" style:font-size-asian="20pt" style:font-style-asian="italic" style:font-size-complex="20pt" style:font-style-complex="italic"/>
    </style:style>
    <style:style style:name="T4" style:family="text">
      <style:text-properties fo:color="#cc0000" style:font-name="Arial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5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cc0000" style:font-name="Segoe UI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8" style:family="text">
      <style:text-properties fo:color="#ffd320" style:font-name="Segoe UI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9" style:family="text">
      <style:text-properties fo:color="#cc0000" style:font-name="Arial1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10" style:family="text">
      <style:text-properties fo:color="#ffd320" style:font-name="Segoe UI" fo:font-size="32pt" fo:text-shadow="1pt 1pt" style:font-name-asian="Arial1" style:font-size-asian="32pt" style:font-name-complex="Arial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6.096cm" svg:x="1.27cm" svg:y="0.762cm">
          <draw:text-box>
            <text:p text:style-name="P1"><text:span text:style-name="T1">AGNUS DEI</text:span><text:span text:style-name="T2"> (</text:span><text:span text:style-name="T3">LSB p.180)</text:span></text:p>
            <text:p text:style-name="P1"><text:span text:style-name="T4">♫</text:span><text:span text:style-name="T5"> </text:span><text:span text:style-name="T6">Lamb of God,</text:span></text:p>
            <text:p text:style-name="P1"><text:span text:style-name="T6">You take away the sin of the world;</text:span></text:p>
            <text:p text:style-name="P1"><text:span text:style-name="T6">have mercy 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146cm" svg:height="5.588cm" svg:x="1.27cm" svg:y="1.016cm">
          <draw:text-box>
            <text:p text:style-name="P1"><text:span text:style-name="T7">♫</text:span><text:span text:style-name="T8"> </text:span><text:span text:style-name="T6">Lamb of God,</text:span></text:p>
            <text:p text:style-name="P1"><text:span text:style-name="T6">You take away the sin of the world;</text:span></text:p>
            <text:p text:style-name="P1"><text:span text:style-name="T6">have mercy o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2" draw:layer="layout" svg:width="24.892cm" svg:height="6.263cm" svg:x="1.524cm" svg:y="1.27cm">
          <draw:text-box>
            <text:p text:style-name="P1"><text:span text:style-name="T9">♫</text:span><text:span text:style-name="T10"> </text:span><text:span text:style-name="T6">Lamb of God,</text:span></text:p>
            <text:p text:style-name="P1"><text:span text:style-name="T6">You take away the sin of the world;</text:span></text:p>
            <text:p text:style-name="P1"><text:span text:style-name="T6">grant us peace,</text:span></text:p>
            <text:p text:style-name="P5"><text:span text:style-name="T6">grant u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adornments="Regular"/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20:42:35.742000000</meta:creation-date>
    <dc:date>2019-01-10T13:31:27.153000000</dc:date>
    <meta:editing-duration>PT38M11S</meta:editing-duration>
    <meta:editing-cycles>28</meta:editing-cycles>
    <meta:generator>LibreOffice/6.0.7.3$Windows_X86_64 LibreOffice_project/dc89aa7a9eabfd848af146d5086077aeed2ae4a5</meta:generator>
    <meta:document-statistic meta:object-count="66"/>
  </office:meta>
</office:document-meta>
</file>